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 Définit l'interface d'une proglet javascool. */</text:p>
      <text:p text:style-name="Standard">public interface Proglet {</text:p>
      <text:p text:style-name="Standard"/>
      <text:p text:style-name="Standard"><text:s text:c="2"/>/** Test du panel. */</text:p>
      <text:p text:style-name="Standard"><text:s text:c="2"/>public void test();</text:p>
      <text:p text:style-name="Standard"/>
      <text:p text:style-name="Standard"><text:s text:c="2"/>/** Renvoie le panel affiché. */</text:p>
      <text:p text:style-name="Standard"><text:s text:c="2"/>public javax.swing.JPanel getPanel(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erry Vieville</meta:initial-creator>
    <meta:creation-date>2009-07-14T00:41:48</meta:creation-date>
    <meta:document-statistic meta:table-count="0" meta:image-count="0" meta:object-count="0" meta:page-count="1" meta:paragraph-count="7" meta:word-count="29" meta:character-count="195"/>
    <dc:date>2009-07-14T00:42:08</dc:date>
    <dc:creator>Thierry Vieville</dc:creator>
    <meta:editing-duration>PT00H00M23S</meta:editing-duration>
    <meta:editing-cycles>1</meta:editing-cycles>
    <meta:generator>OpenOffice.org/3.0$Linux OpenOffice.org_project/300m15$Build-9379</meta:generator>
  </office:meta>
</office:document-meta>
</file>